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Connect</text:h>
                    <text:list>
                        <text:list-item>
                            <text:h text:style-name="Heading_20_2" text:outline-level="2">Description</text:h>
                        </text:list-item>
                    </text:list>
                </text:list-item>
            </text:list>

            <text:p text:style-name="Standard">Makes a connection to the serial port. If the connection is successful, Flow execution continues through the <text:span text:style-name="backtick">seqout</text:span> output, and if an error occurred, it can be caught if <text:span text:style-name="backtick">Catch error</text:span> is enabled.</text:p>

            
                <text:list xml:id="list_SerialConnect2" text:continue-numbering="true" text:continue-list="list_Serial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connection to be used for serial communica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Connect7" text:continue-numbering="true" text:continue-list="list_Serial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Connect8" text:continue-numbering="true" text:continue-list="list_Serial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Connect9" text:continue-numbering="true" text:continue-list="list_Serial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Connect10" text:continue-numbering="true" text:continue-list="list_Serial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Connect11" text:continue-numbering="true" text:continue-list="list_Serial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Connect3" text:continue-numbering="true" text:continue-list="list_SerialConnect2" text:style-name="Outline">
                    <text:list-item>
                        <text:list>
                            <text:list-item>
                                <text:h text:style-name="Heading_20_2" text:outline-level="2">Inputs</text:h>
                            </text:list-item>
                        </text:list>
                    </text:list-item>
                </text:list>

                
                            <text:list xml:id="list_Serial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Connect4" text:continue-numbering="true" text:continue-list="list_SerialConnect3" text:style-name="Outline">
                    <text:list-item>
                        <text:list>
                            <text:list-item>
                                <text:h text:style-name="Heading_20_2" text:outline-level="2">Outputs</text:h>
                            </text:list-item>
                        </text:list>
                    </text:list-item>
                </text:list>

                
                            <text:list xml:id="list_Serial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Connect5" text:continue-numbering="true" text:continue-list="list_SerialConnect4" text:style-name="Outline">
                        <text:list-item>
                            <text:list>
                                <text:list-item>
                                    <text:h text:style-name="Heading_20_2" text:outline-level="2">Examples</text:h>
                                </text:list-item>
                            </text:list>
                        </text:list-item>
                    </text:list>
                    <text:p text:style-name="Standard"/>
                    
                    <text:list xml:id="list_SerialConnect14"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